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4380000096834F690C9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 draw:opacity="90%"/>
      <style:paragraph-properties fo:text-align="center"/>
      <style:text-properties fo:font-size="20pt" fo:text-shadow="1pt 1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299cm" svg:height="14.047cm" svg:x="0cm" svg:y="0.001cm">
          <draw:image xlink:href="Pictures/10000000000004380000096834F690C9.png" xlink:type="simple" xlink:show="embed" xlink:actuate="onLoad" draw:mime-type="image/png">
            <text:p/>
          </draw:image>
        </draw:frame>
        <draw:polygon draw:style-name="gr2" draw:text-style-name="P3" draw:layer="layout" svg:width="6.886cm" svg:height="5.182cm" svg:x="-0.28cm" svg:y="9.268cm" svg:viewBox="0 0 6887 5183" draw:points="70,5136 0,701 6817,0 6887,5183">
          <text:p text:style-name="P2"><text:span text:style-name="T1">Spiel dich durch</text:span></text:p>
          <text:p text:style-name="P2"><text:span text:style-name="T1">die Welt der</text:span></text:p>
          <text:p text:style-name="P2"><text:span text:style-name="T1">Mathematik</text:span></text:p>
          <text:p text:style-name="P2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2M50S</meta:editing-duration>
    <meta:editing-cycles>7</meta:editing-cycles>
    <meta:generator>LibreOffice/24.2.3.2$MacOSX_AARCH64 LibreOffice_project/433d9c2ded56988e8a90e6b2e771ee4e6a5ab2ba</meta:generator>
    <meta:initial-creator>Andreas Schwenk</meta:initial-creator>
    <dc:date>2024-08-24T10:54:02.889595822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